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2.296cm" fo:min-width="4.874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svg:stroke-width="0.053cm" svg:stroke-color="#7da7d8" draw:marker-start-width="0.28cm" draw:marker-end-width="0.28cm" draw:fill="none" draw:textarea-horizontal-align="left" draw:textarea-vertical-align="top" draw:auto-grow-height="false" fo:min-height="2.596cm" fo:min-width="6.246cm" fo:padding-top="0.152cm" fo:padding-bottom="0.152cm" fo:padding-left="0.277cm" fo:padding-right="0.277cm" fo:wrap-option="wrap"/>
    </style:style>
    <style:style style:name="gr5" style:family="graphic" style:parent-style-name="standard">
      <style:graphic-properties svg:stroke-color="#7da7d8" draw:fill="none" draw:textarea-horizontal-align="left" draw:textarea-vertical-align="top" draw:auto-grow-height="false" fo:min-height="2.432cm" fo:min-width="3.7cm" fo:wrap-option="wrap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7da7d8"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svg:stroke-color="#7da7d8" draw:fill="none" draw:textarea-horizontal-align="justify" draw:textarea-vertical-align="middle" draw:auto-grow-height="false" fo:min-height="5.4cm" fo:min-width="4.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14.1cm" svg:y="1.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7.6cm" svg:height="3.6cm" svg:x="2cm" svg:y="24.1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6" draw:id="id6" draw:layer="layout" draw:type="line" svg:x1="16.3cm" svg:y1="3.4cm" svg:x2="8.9cm" svg:y2="3.937cm" draw:start-shape="id1" draw:start-glue-point="8" draw:end-shape="id2" draw:end-glue-point="4" svg:d="M16300 3400l-7400 537" svg:viewBox="0 0 7401 538">
          <text:p/>
        </draw:connector>
        <draw:custom-shape draw:style-name="gr4" draw:text-style-name="P5" draw:layer="layout" svg:width="6.8cm" svg:height="2.9cm" svg:x="1.4cm" svg:y="1.2cm">
          <text:p text:style-name="P4"><text:span text:style-name="T2">Program wypisuje wszystkie dwucyfrowe liczby parzyste podzielne przez 3.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.4cm" svg:height="5.363cm" svg:x="4.7cm" svg:y="3.937cm">
          <text:p text:style-name="P1">Liczba </text:p>
          <text:p text:style-name="P1">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draw:line-skew="-0.002cm" svg:x1="9.3cm" svg:y1="22cm" svg:x2="15.657cm" svg:y2="5.844cm" draw:start-shape="id3" draw:start-glue-point="6" draw:end-shape="id4" draw:end-glue-point="2" svg:d="M9300 22000v500h6357v-16656" svg:viewBox="0 0 6358 16657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AK</text:span></text:p>
        </draw:connector>
        <draw:connector draw:style-name="gr6" draw:text-style-name="P6" draw:layer="layout" draw:line-skew="-1.699cm 5.45cm" svg:x1="4.7cm" svg:y1="6.619cm" svg:x2="5.8cm" svg:y2="24.1cm" draw:start-shape="id2" draw:start-glue-point="5" draw:end-shape="id5" draw:end-glue-point="4" svg:d="M4700 6619h-2200v15531h3300v1950" svg:viewBox="0 0 3301 17482">
          <text:p text:style-name="P1"><text:span text:style-name="T1">NIE</text:span></text:p>
        </draw:connector>
        <draw:custom-shape draw:style-name="gr7" draw:text-style-name="P7" xml:id="id4" draw:id="id4" draw:layer="layout" svg:width="5.715cm" svg:height="1.578cm" draw:transform="skewX (0.736878010192006) rotate (0.0153588974175501) translate (14.208cm 4.288cm)">
          <text:p text:style-name="P1"><text:span text:style-name="T3">Wypisz 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10.2cm" svg:height="11.3cm" svg:x="4.2cm" svg:y="10.7cm">
          <text:p text:style-name="P1"><text:span text:style-name="T4">if a %2 ==0 and a %3 == 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draw:type="line" svg:x1="8.9cm" svg:y1="9.3cm" svg:x2="9.3cm" svg:y2="10.7cm" draw:start-shape="id2" draw:start-glue-point="6" draw:end-shape="id3" draw:end-glue-point="4" svg:d="M8900 9300l400 1400" svg:viewBox="0 0 401 1401">
          <text:p text:style-name="P1"><text:span text:style-name="T1">TAK</text:span></text:p>
        </draw:connector>
        <draw:connector draw:style-name="gr6" draw:text-style-name="P6" draw:layer="layout" svg:x1="14.4cm" svg:y1="16.35cm" svg:x2="13.1cm" svg:y2="6.619cm" draw:start-shape="id3" draw:start-glue-point="7" draw:end-shape="id2" draw:end-glue-point="7" svg:d="M14400 16350h502v-9731h-1802" svg:viewBox="0 0 1803 9732">
          <text:p text:style-name="P1"><text:span text:style-name="T1">NIE</text:span></text:p>
        </draw:connector>
        <draw:connector draw:style-name="gr9" draw:text-style-name="P3" draw:layer="layout" draw:type="line" svg:x1="13.504cm" svg:y1="5.088cm" svg:x2="12.6cm" svg:y2="3.668cm" draw:start-shape="id4" draw:start-glue-point="3" draw:end-shape="id6" draw:end-glue-point="0" svg:d="M13504 5088l-904-1420" svg:viewBox="0 0 905 14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4T01:05:22.835000000</dc:date>
    <meta:editing-duration>PT29M10S</meta:editing-duration>
    <meta:editing-cycles>10</meta:editing-cycles>
    <meta:generator>LibreOffice/5.4.3.2$Windows_X86_64 LibreOffice_project/92a7159f7e4af62137622921e809f8546db437e5</meta:generator>
    <meta:document-statistic meta:object-count="12"/>
  </office:meta>
</office:document-meta>
</file>